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ff" officeooo:paragraph-rsid="001317ff"/>
    </style:style>
    <style:style style:name="P2" style:family="paragraph" style:parent-style-name="Standard">
      <style:text-properties officeooo:rsid="001317ff" officeooo:paragraph-rsid="001317ff"/>
    </style:style>
    <style:style style:name="T1" style:family="text">
      <style:text-properties officeooo:rsid="0017a5ea"/>
    </style:style>
    <style:style style:name="T2" style:family="text">
      <style:text-properties officeooo:rsid="001987f4"/>
    </style:style>
    <style:style style:name="T3" style:family="text">
      <style:text-properties officeooo:rsid="0019f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<text:span text:style-name="T1">Favorites not working correctly</text:span></text:p>
      <text:p text:style-name="P1">* <text:span text:style-name="T1">Cannot delete orders yet</text:span></text:p>
      <text:p text:style-name="P1">* <text:span text:style-name="T2">Add data</text:span></text:p>
      <text:p text:style-name="P1">* <text:span text:style-name="T3">Add book ic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0:03:09.843900219</meta:creation-date>
    <dc:date>2020-09-03T10:27:02.711817467</dc:date>
    <meta:editing-duration>PT3M34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4" meta:word-count="17" meta:character-count="84" meta:non-whitespace-character-count="71"/>
  </office:meta>
</office:document-meta>
</file>